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1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>
      <style:graphic-properties fo:min-height="5.9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3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name="Andale Mono2"/>
    </style:style>
    <style:style style:name="P6" style:family="paragraph">
      <style:paragraph-properties style:writing-mode="lr-tb"/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Arial3" fo:font-weight="normal" style:font-weight-asian="normal" style:font-weight-complex="normal"/>
    </style:style>
    <style:style style:name="P9" style:family="paragraph">
      <style:text-properties style:font-weight-asian="normal" style:font-weight-complex="normal"/>
    </style:style>
    <style:style style:name="P10" style:family="paragraph">
      <style:text-properties style:font-name="Arial3" fo:font-weight="normal" style:font-weight-asian="normal" style:font-weight-complex="normal"/>
    </style:style>
    <style:style style:name="P11" style:family="paragraph">
      <style:paragraph-properties style:writing-mode="lr-tb"/>
      <style:text-properties style:font-name="Arial3" fo:font-weight="normal" style:font-weight-asian="normal" style:font-weight-complex="normal"/>
    </style:style>
    <style:style style:name="P12" style:family="paragraph">
      <style:paragraph-properties style:writing-mode="lr-tb"/>
      <style:text-properties style:font-name="Andale Mono2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style:writing-mode="lr-tb"/>
      <style:text-properties fo:hyphenate="false"/>
    </style:style>
    <style:style style:name="P1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6" style:family="paragraph">
      <loext:graphic-properties draw:fill-color="#ffffff"/>
      <style:paragraph-properties style:writing-mode="lr-tb"/>
      <style:text-properties fo:font-size="28.1000003814697pt"/>
    </style:style>
    <style:style style:name="P17" style:family="paragraph">
      <style:paragraph-properties style:writing-mode="lr-tb"/>
      <style:text-properties style:font-name="Andale Mono2" fo:font-weight="normal" style:font-weight-asian="normal" style:font-weight-complex="normal"/>
    </style:style>
    <style:style style:name="T1" style:family="text">
      <style:text-properties style:font-name="Arial3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Andale Mono2"/>
    </style:style>
    <style:style style:name="T4" style:family="text">
      <style:text-properties style:font-name="Arial3" fo:font-weight="normal" style:font-weight-asian="normal" style:font-weight-complex="normal"/>
    </style:style>
    <style:style style:name="T5" style:family="text">
      <style:text-properties style:font-name="Andale Mono2" fo:font-size="22pt" style:font-size-asian="22pt" style:font-size-complex="22pt"/>
    </style:style>
    <style:style style:name="T6" style:family="text">
      <style:text-properties style:font-name="Andale Mono2" fo:font-size="12pt" style:font-size-asian="12pt" style:font-size-complex="12pt"/>
    </style:style>
    <style:style style:name="T7" style:family="text">
      <style:text-properties style:font-name="Arial3" fo:font-size="22pt" style:font-size-asian="22pt" style:font-size-complex="22pt"/>
    </style:style>
    <style:style style:name="T8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3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3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Andale Mono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</text:span><text:span text:style-name="T1">packages starting with “lib”</text:span></text:p>
              </text:list-item>
              <text:list-item>
                <text:p><text:span text:style-name="T1">Audio/video stuff tends to be in C because of </text:span><text:span text:style-name="T1">real-time requirements</text:span></text:p>
              </text:list-item>
              <text:list-item>
                <text:p><text:span text:style-name="T1">Lot of utilities for game development are C++, </text:span><text:span text:style-name="T1">due to 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</text:span><text:span text:style-name="T1">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</text:span><text:span text:style-name="T1">to an interpreter</text:span></text:p>
                  </text:list-item>
                  <text:list-item>
                    <text:p><text:span text:style-name="T1">Foreign function interface: import C stuff and do </text:span><text:span text:style-name="T1">the 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</text:span><text:span text:style-name="T1">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</text:span><text:span text:style-name="T1">calling a 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</text:span><text:span text:style-name="T1">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ow C is compiled/executed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5">
              <text:list-item>
                <text:p><text:span text:style-name="T1">A processor runs “machine code”, the compact </text:span><text:span text:style-name="T1">binary format for instructions the processor can </text:span><text:span text:style-name="T1">execute</text:span></text:p>
              </text:list-item>
              <text:list-item>
                <text:p><text:span text:style-name="T1">Most instructions are simple, like “add two </text:span><text:span text:style-name="T1">numbers” or “load a number from memory”, so </text:span><text:span text:style-name="T1">generally one C statement can compile to </text:span><text:span text:style-name="T1">several instructions</text:span></text:p>
              </text:list-item>
              <text:list-item>
                <text:p><text:span text:style-name="T1">Instructions generally run in sequence, except </text:span><text:span text:style-name="T1">for a “jump”/”branch” instruction, which instead </text:span><text:span text:style-name="T1">jumps to somewhere else in the code</text:span></text:p>
                <text:list>
                  <text:list-item>
                    <text:p><text:span text:style-name="T1">Higher-level control flow constructs like </text:span><text:span text:style-name="T2">if</text:span><text:span text:style-name="T1">/</text:span><text:span text:style-name="T2">then</text:span><text:span text:style-name="T1">/</text:span><text:span text:style-name="T2">else</text:span><text:span text:style-name="T1">, </text:span><text:span text:style-name="T2">while</text:span><text:span text:style-name="T1">, </text:span><text:span text:style-name="T2">switch</text:span><text:span text:style-name="T1"> are converted </text:span><text:span text:style-name="T1">to these jump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s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5">
              <text:list-item>
                <text:p><text:span text:style-name="T1">C code is organized into “functions” (ehhh), a </text:span><text:span text:style-name="T1">block of code with extra abilities</text:span></text:p>
                <text:list>
                  <text:list-item>
                    <text:p><text:span text:style-name="T1">from elsewhere, you can “call” it by jumping to it</text:span></text:p>
                    <text:list>
                      <text:list-item>
                        <text:p><text:span text:style-name="T1">you can pass arguments to it when you do so</text:span></text:p>
                      </text:list-item>
                    </text:list>
                  </text:list-item>
                  <text:list-item>
                    <text:p><text:span text:style-name="T1">it runs its code, does whatever it does</text:span></text:p>
                  </text:list-item>
                  <text:list-item>
                    <text:p><text:span text:style-name="T1">it then jumps back to you (to the location right </text:span><text:span text:style-name="T1">after where you did your jump)</text:span></text:p>
                    <text:list>
                      <text:list-item>
                        <text:p><text:span text:style-name="T1">afterward, it may have returned something </text:span><text:span text:style-name="T1">back to you that you can retrie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machine code, a function is just a block of </text:span><text:span text:style-name="T1">code that does all these things according to a set </text:span><text:span text:style-name="T1">of rules</text:span></text:p>
                <text:list>
                  <text:list-item>
                    <text:p><text:span text:style-name="T1">The exact way you do it is a “calling </text:span><text:span text:style-name="T1">convention”, which can differ by processor type, </text:span><text:span text:style-name="T1">operating system, and compil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 example</text:p>
          </draw:text-box>
        </draw:frame>
        <draw:frame presentation:style-name="pr5" draw:text-style-name="P6" draw:layer="layout" svg:width="25.146cm" svg:height="13.42cm" svg:x="1.27cm" svg:y="4.614cm" presentation:class="outline" presentation:user-transformed="true">
          <draw:text-box>
            <text:p text:style-name="P5"><text:span text:style-name="T3">int blackbox(int x, int y) {</text:span></text:p>
            <text:p text:style-name="P5"><text:span text:style-name="T3"><text:s text:c="2"/></text:span><text:span text:style-name="T3">return 2 * x + 3 * y;</text:span></text:p>
            <text:p text:style-name="P5"><text:span text:style-name="T3">}</text:span></text:p>
            <text:p text:style-name="P5"><text:span text:style-name="T3"/></text:p>
            <text:p text:style-name="P5"><text:span text:style-name="T3">int main() {</text:span></text:p>
            <text:p text:style-name="P5"><text:span text:style-name="T3"><text:s text:c="2"/></text:span><text:span text:style-name="T3">int result = blackbox(12, 34);</text:span></text:p>
            <text:p text:style-name="P5"><text:span text:style-name="T3"><text:s text:c="2"/></text:span><text:span text:style-name="T3">return result;</text:span></text:p>
            <text:p text:style-name="P5"><text:span text:style-name="T3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3.478cm" svg:height="2.628cm" svg:x="0.762cm" svg:y="4.318cm" presentation:class="outline" presentation:user-transformed="true">
          <draw:text-box>
            <text:p text:style-name="P5"><text:span text:style-name="T3">int blackbox(int x, int y) {</text:span></text:p>
            <text:p text:style-name="P5"><text:span text:style-name="T3"><text:s text:c="2"/></text:span><text:span text:style-name="T3">return 2 * x + 3 * y;</text:span></text:p>
            <text:p text:style-name="P5"><text:span text:style-name="T3">}</text:span></text:p>
          </draw:text-box>
        </draw:frame>
        <draw:frame presentation:style-name="pr5" draw:layer="layout" svg:width="21.59cm" svg:height="12.192cm" svg:x="5.334cm" svg:y="6.604cm" presentation:class="outline" presentation:user-transformed="true">
          <draw:text-box>
            <text:list text:style-name="L4">
              <text:list-item>
                <text:p text:style-name="P7"><text:span text:style-name="T3">blackbox:</text:span></text:p>
              </text:list-item>
              <text:list-item>
                <text:p text:style-name="P7"><text:span text:style-name="T3"><text:s text:c="2"/></text:span><text:span text:style-name="T3">push <text:s/>rbp</text:span></text:p>
              </text:list-item>
              <text:list-item>
                <text:p text:style-name="P7"><text:span text:style-name="T3"><text:s text:c="2"/></text:span><text:span text:style-name="T3">mov rbp, rsp</text:span></text:p>
              </text:list-item>
              <text:list-item>
                <text:p text:style-name="P7"><text:span text:style-name="T3"><text:s text:c="2"/></text:span><text:span text:style-name="T3">mov DWORD PTR -4[rbp], edi <text:s/># x is passed </text:span><text:span text:style-name="T3">in "edi" register</text:span></text:p>
              </text:list-item>
              <text:list-item>
                <text:p text:style-name="P7"><text:span text:style-name="T3"><text:s text:c="2"/></text:span><text:span text:style-name="T3">mov DWORD PTR -8[rbp], esi <text:s/># y is passed </text:span><text:span text:style-name="T3">in "esi" register</text:span></text:p>
              </text:list-item>
              <text:list-item>
                <text:p text:style-name="P7"><text:span text:style-name="T3"><text:s text:c="2"/></text:span><text:span text:style-name="T3">mov eax, DWORD PTR -4[rbp] <text:s/># eax ← x</text:span></text:p>
              </text:list-item>
              <text:list-item>
                <text:p text:style-name="P7"><text:span text:style-name="T3"><text:s text:c="2"/></text:span><text:span text:style-name="T3">lea ecx, [rax+rax] <text:s text:c="9"/># ecx ← eax + </text:span><text:span text:style-name="T3">eax = x * 2</text:span></text:p>
              </text:list-item>
              <text:list-item>
                <text:p text:style-name="P7"><text:span text:style-name="T3"><text:s text:c="2"/></text:span><text:span text:style-name="T3">mov edx, DWORD PTR -8[rbp] <text:s/># edx ← y</text:span></text:p>
              </text:list-item>
              <text:list-item>
                <text:p text:style-name="P7"><text:span text:style-name="T3"><text:s text:c="2"/></text:span><text:span text:style-name="T3">mov eax, edx <text:s text:c="15"/># eax ← edx = y</text:span></text:p>
              </text:list-item>
              <text:list-item>
                <text:p text:style-name="P7"><text:span text:style-name="T3"><text:s text:c="2"/></text:span><text:span text:style-name="T3">add eax, eax <text:s text:c="15"/># eax ← eax + </text:span><text:span text:style-name="T3">eax = y * 2</text:span></text:p>
              </text:list-item>
              <text:list-item>
                <text:p text:style-name="P7"><text:span text:style-name="T3"><text:s text:c="2"/></text:span><text:span text:style-name="T3">add eax, edx <text:s text:c="15"/># eax ← eax + </text:span><text:span text:style-name="T3">edx = y * 3</text:span></text:p>
              </text:list-item>
              <text:list-item>
                <text:p text:style-name="P7"><text:span text:style-name="T3"><text:s text:c="2"/></text:span><text:span text:style-name="T3">add eax, ecx <text:s text:c="15"/># eax ← eax + </text:span><text:span text:style-name="T3">ecx = x * 2 + y * 3</text:span></text:p>
              </text:list-item>
              <text:list-item>
                <text:p text:style-name="P7"><text:span text:style-name="T3"><text:s text:c="2"/></text:span><text:span text:style-name="T3">pop rbp</text:span></text:p>
              </text:list-item>
              <text:list-item>
                <text:p text:style-name="P7"><text:span text:style-name="T3"><text:s text:c="2"/></text:span><text:span text:style-name="T3">ret <text:s text:c="24"/># jump back to </text:span><text:span text:style-name="T3">the cal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4.478cm" svg:height="3.302cm" svg:x="0.762cm" svg:y="4.318cm" presentation:class="outline" presentation:user-transformed="true">
          <draw:text-box>
            <text:p text:style-name="P5"><text:span text:style-name="T3">int main() {</text:span></text:p>
            <text:p text:style-name="P5"><text:span text:style-name="T3"><text:s text:c="2"/></text:span><text:span text:style-name="T3">int result = blackbox(12, 34);</text:span></text:p>
            <text:p text:style-name="P5"><text:span text:style-name="T3"><text:s text:c="2"/></text:span><text:span text:style-name="T3">return result;</text:span></text:p>
            <text:p text:style-name="P5"><text:span text:style-name="T3">}</text:span></text:p>
          </draw:text-box>
        </draw:frame>
        <draw:frame presentation:style-name="pr5" draw:layer="layout" svg:width="25.4cm" svg:height="10.668cm" svg:x="2.286cm" svg:y="7.62cm" presentation:class="outline" presentation:user-transformed="true">
          <draw:text-box>
            <text:list text:style-name="L4">
              <text:list-item>
                <text:p text:style-name="P7"><text:span text:style-name="T3">main:</text:span></text:p>
              </text:list-item>
              <text:list-item>
                <text:p text:style-name="P7"><text:span text:style-name="T3"><text:s text:c="2"/></text:span><text:span text:style-name="T3">push <text:s/>rbp</text:span></text:p>
              </text:list-item>
              <text:list-item>
                <text:p text:style-name="P7"><text:span text:style-name="T3"><text:s text:c="2"/></text:span><text:span text:style-name="T3">mov rbp, rsp</text:span></text:p>
              </text:list-item>
              <text:list-item>
                <text:p text:style-name="P7"><text:span text:style-name="T3"><text:s text:c="2"/></text:span><text:span text:style-name="T3">sub rsp, 16</text:span></text:p>
              </text:list-item>
              <text:list-item>
                <text:p text:style-name="P7"><text:span text:style-name="T3"><text:s text:c="2"/></text:span><text:span text:style-name="T3">mov esi, 34 <text:s text:c="16"/># put 34 in </text:span><text:span text:style-name="T3">"esi" (2nd arg)</text:span></text:p>
              </text:list-item>
              <text:list-item>
                <text:p text:style-name="P7"><text:span text:style-name="T3"><text:s text:c="2"/></text:span><text:span text:style-name="T3">mov edi, 12 <text:s text:c="16"/># put 12 in </text:span><text:span text:style-name="T3">"edi" (1st arg)</text:span></text:p>
              </text:list-item>
              <text:list-item>
                <text:p text:style-name="P7"><text:span text:style-name="T3"><text:s text:c="2"/></text:span><text:span text:style-name="T3">call <text:s/>blackbox@PLT <text:s text:c="9"/># push our </text:span><text:span text:style-name="T3">return address and jump</text:span></text:p>
              </text:list-item>
              <text:list-item>
                <text:p text:style-name="P7"><text:span text:style-name="T3"><text:s text:c="2"/></text:span><text:span text:style-name="T3">mov DWORD PTR -4[rbp], eax <text:s/># eax has the </text:span><text:span text:style-name="T3">returned value</text:span></text:p>
              </text:list-item>
              <text:list-item>
                <text:p text:style-name="P7"><text:span text:style-name="T3"><text:s text:c="2"/></text:span><text:span text:style-name="T3">mov eax, DWORD PTR -4[rbp]</text:span></text:p>
              </text:list-item>
              <text:list-item>
                <text:p text:style-name="P7"><text:span text:style-name="T3"><text:s text:c="2"/></text:span><text:span text:style-name="T3">leave</text:span></text:p>
              </text:list-item>
              <text:list-item>
                <text:p text:style-name="P7"><text:span text:style-name="T3"><text:s text:c="2"/></text:span><text:span text:style-name="T3">r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6" draw:layer="layout" svg:width="19.304cm" svg:height="7.366cm" svg:x="1.27cm" svg:y="4.826cm" presentation:class="outline" presentation:user-transformed="true">
          <draw:text-box>
            <text:p text:style-name="P5"><text:span text:style-name="T3">$ gcc -S function.c main.c</text:span></text:p>
            <text:p text:style-name="P5"><text:span text:style-name="T3">$ gcc function.s main.s</text:span></text:p>
            <text:p text:style-name="P5"><text:span text:style-name="T3">$ ./a.out</text:span></text:p>
            <text:p text:style-name="P5"><text:span text:style-name="T3">$ echo $?</text:span></text:p>
            <text:p text:style-name="P5"><text:span text:style-name="T3">126</text:span></text:p>
          </draw:text-box>
        </draw:frame>
        <draw:frame presentation:style-name="pr5" draw:text-style-name="P10" draw:layer="layout" svg:width="25.4cm" svg:height="5.842cm" svg:x="1.016cm" svg:y="12.7cm" presentation:class="outline" presentation:user-transformed="true">
          <draw:text-box>
            <text:list text:style-name="L5">
              <text:list-item>
                <text:p text:style-name="P8"><text:span text:style-name="T4">So, calling a C function just means generating a snippet of </text:span><text:span text:style-name="T4">code that follows the rules</text:span></text:p>
                <text:list>
                  <text:list-item>
                    <text:p text:style-name="P9"><text:span text:style-name="T4">If you know the function’s type, you can generate this code without </text:span><text:span text:style-name="T4">seeing the function’s implementation</text:span></text:p>
                  </text:list-item>
                </text:list>
              </text:list-item>
              <text:list-item>
                <text:p text:style-name="P8"><text:span text:style-name="T4">The Foreign Function Interface gives us this ability from </text:span><text:span text:style-name="T4">within Haskel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e Foreign Function Interface</text:p>
          </draw:text-box>
        </draw:frame>
        <draw:frame presentation:style-name="pr5" draw:text-style-name="P11" draw:layer="layout" svg:width="22.352cm" svg:height="13.42cm" svg:x="1.27cm" svg:y="5.08cm" presentation:class="outline" presentation:user-transformed="true">
          <draw:text-box>
            <text:list text:style-name="L5">
              <text:list-item>
                <text:p text:style-name="P10"><text:span text:style-name="T4">Originally an add-on to the Haskell 98 standard, later an </text:span><text:span text:style-name="T4">official part of Haskell 2010</text:span></text:p>
              </text:list-item>
              <text:list-item>
                <text:p text:style-name="P10"><text:span text:style-name="T4">Adds new top-level declarations for importing foreign </text:span><text:span text:style-name="T4">functions as Haskell functions, as well as exporting Haskell </text:span><text:span text:style-name="T4">functions so foreign code can call them</text:span></text:p>
              </text:list-item>
              <text:list-item>
                <text:p text:style-name="P10"><text:span text:style-name="T4">Initially designed for C, but designed at a high level so it can </text:span><text:span text:style-name="T4">be extended to other language environments</text:span></text:p>
                <text:list>
                  <text:list-item>
                    <text:p text:style-name="P9"><text:span text:style-name="T4">This has since been done with JavaScript (GHCJS, Asterius) and Java </text:span><text:span text:style-name="T4">(Eta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12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int doubleMe(int x) {</text:span></text:p>
              </text:list-item>
              <text:list-item>
                <text:p><text:span text:style-name="T3"><text:s text:c="2"/></text:span><text:span text:style-name="T3">return x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7"><text:span text:style-name="T3">main :: IO ()</text:span></text:p>
              </text:list-item>
              <text:list-item>
                <text:p><text:span text:style-name="T3">main = doubleMe 25 &gt;&gt;= print</text:span></text:p>
              </text:list-item>
              <text:list-item>
                <text:p><text:span text:style-name="T3"/></text:p>
              </text:list-item>
              <text:list-item>
                <text:p><text:span text:style-name="T3">$ ghc main.hs double.c</text:span></text:p>
              </text:list-item>
              <text:list-item>
                <text:p><text:span text:style-name="T3">[1 of 1] Compiling Main <text:s/>( main.hs, main.o )</text:span></text:p>
              </text:list-item>
              <text:list-item>
                <text:p><text:span text:style-name="T3">Linking main ...</text:span></text:p>
              </text:list-item>
              <text:list-item>
                <text:p><text:span text:style-name="T3">$ ./main</text:span></text:p>
              </text:list-item>
              <text:list-item>
                <text:p><text:span text:style-name="T3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13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7"><text:span text:style-name="T5">foreign import ccall "doubleMe"</text:span></text:p>
              </text:list-item>
              <text:list-item>
                <text:p><text:span text:style-name="T5"><text:s text:c="2"/></text:span><text:span text:style-name="T5">doubleMe :: CInt -&gt; IO CInt</text:span></text:p>
              </text:list-item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5">foreign import</text:span></text:p>
                <text:list>
                  <text:list-item>
                    <text:p><text:span text:style-name="T7">New top-level declaration type added by the FFI</text:span></text:p>
                  </text:list-item>
                  <text:list-item>
                    <text:p><text:span text:style-name="T8">export</text:span><text:span text:style-name="T5"> </text:span><text:span text:style-name="T7">also available</text:span></text:p>
                  </text:list-item>
                </text:list>
              </text:list-item>
              <text:list-item>
                <text:p><text:span text:style-name="T5">ccall</text:span></text:p>
                <text:list>
                  <text:list-item>
                    <text:p><text:span text:style-name="T7">Calling convention</text:span></text:p>
                  </text:list-item>
                  <text:list-item>
                    <text:p><text:span text:style-name="T7">Almost always </text:span><text:span text:style-name="T8">ccall</text:span><text:span text:style-name="T7">, unless 32-bit Windows</text:span></text:p>
                  </text:list-item>
                </text:list>
              </text:list-item>
              <text:list-item>
                <text:p><text:span text:style-name="T9">String literal: name of function in C</text:span></text:p>
                <text:list>
                  <text:list-item>
                    <text:p><text:span text:style-name="T9">Defaults to same as Haskell name if not given</text:span></text:p>
                  </text:list-item>
                </text:list>
              </text:list-item>
              <text:list-item>
                <text:p><text:span text:style-name="T9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14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3">Foreign</text:span>, <text:span text:style-name="T3">Foreign.C</text:span></text:p>
                <text:list>
                  <text:list-item>
                    <text:p><text:span text:style-name="T10">Set of C numerical types: </text:span><text:span text:style-name="T3">CInt</text:span><text:span text:style-name="T10">, </text:span><text:span text:style-name="T3">CLong</text:span><text:span text:style-name="T10">, </text:span><text:span text:style-name="T3">CFloat</text:span><text:span text:style-name="T10">, </text:span><text:span text:style-name="T3">CDouble</text:span><text:span text:style-name="T10">, etc.</text:span></text:p>
                    <text:list>
                      <text:list-item>
                        <text:p><text:span text:style-name="T3">newtype</text:span><text:span text:style-name="T10"> wrappers around standard Haskell types depending on your system</text:span></text:p>
                      </text:list-item>
                      <text:list-item>
                        <text:p><text:span text:style-name="T10">All have </text:span><text:span text:style-name="T3">Num</text:span><text:span text:style-name="T10">, </text:span><text:span text:style-name="T3">Real</text:span><text:span text:style-name="T10">, </text:span><text:span text:style-name="T3">Integral</text:span><text:span text:style-name="T10">/</text:span><text:span text:style-name="T3">Fractional</text:span><text:span text:style-name="T10">, etc. instances so you can use numeric </text:span><text:span text:style-name="T10">literals directly</text:span></text:p>
                      </text:list-item>
                    </text:list>
                  </text:list-item>
                  <text:list-item>
                    <text:p><text:span text:style-name="T3">Ptr</text:span><text:span text:style-name="T10">: standard pointer type</text:span></text:p>
                    <text:list>
                      <text:list-item>
                        <text:p><text:span text:style-name="T10">Carries a phantom type parameter</text:span></text:p>
                      </text:list-item>
                      <text:list-item>
                        <text:p><text:span text:style-name="T10">The </text:span><text:span text:style-name="T3">Storable</text:span><text:span text:style-name="T10"> typeclass lets you use this parameter in the usual C way to access </text:span><text:span text:style-name="T10">values in memory</text:span></text:p>
                      </text:list-item>
                    </text:list>
                  </text:list-item>
                  <text:list-item>
                    <text:p><text:span text:style-name="T3">FunPtr</text:span><text:span text:style-name="T10">: function pointer type, can be translated to/from a Haskell </text:span><text:span text:style-name="T10">function</text:span></text:p>
                  </text:list-item>
                  <text:list-item>
                    <text:p><text:span text:style-name="T3">ForeignPtr</text:span><text:span text:style-name="T10">: pointer that hooks into the Haskell garbage collector, so </text:span><text:span text:style-name="T10">a destructor/free function can be called when the Haskell value goes </text:span><text:span text:style-name="T10">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12" draw:layer="layout" svg:width="25.484cm" svg:height="12.954cm" svg:x="1.186cm" svg:y="4.826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void doubleMe(int *input, int *output) {</text:span></text:p>
              </text:list-item>
              <text:list-item>
                <text:p><text:span text:style-name="T3"><text:s text:c="2"/></text:span><text:span text:style-name="T3">*output = *input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12" draw:layer="layout" svg:width="20.066cm" svg:height="1.882cm" svg:x="4.572cm" svg:y="4.318cm" presentation:class="outline" presentation:user-transformed="true">
          <draw:text-box>
            <text:list text:style-name="L4"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draw:frame presentation:style-name="pr10" draw:text-style-name="P12" draw:layer="layout" svg:width="11.684cm" svg:height="7.366cm" svg:x="14.224cm" svg:y="8.128cm" presentation:class="outline" presentation:user-transformed="true">
          <draw:text-box>
            <text:list text:style-name="L4">
              <text:list-item>
                <text:p><text:span text:style-name="T3">doubleMeBetter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Better n =</text:span></text:p>
              </text:list-item>
              <text:list-item>
                <text:p><text:span text:style-name="T3"><text:s text:c="2"/></text:span><text:span text:style-name="T3">with n $ \pin -&gt; do</text:span></text:p>
              </text:list-item>
              <text:list-item>
                <text:p><text:span text:style-name="T3"><text:s text:c="4"/></text:span><text:span text:style-name="T3">alloca $ \pout -&gt; do</text:span></text:p>
              </text:list-item>
              <text:list-item>
                <text:p><text:span text:style-name="T3"><text:s text:c="6"/></text:span><text:span text:style-name="T3">c_doubleMe pin pout</text:span></text:p>
              </text:list-item>
              <text:list-item>
                <text:p><text:span text:style-name="T3"><text:s text:c="6"/></text:span><text:span text:style-name="T3">peek pout</text:span></text:p>
              </text:list-item>
            </text:list>
          </draw:text-box>
        </draw:frame>
        <draw:frame presentation:style-name="pr10" draw:text-style-name="P12" draw:layer="layout" svg:width="10.006cm" svg:height="11.788cm" svg:x="2.032cm" svg:y="6.858cm" presentation:class="outline" presentation:user-transformed="true">
          <draw:text-box>
            <text:list text:style-name="L4">
              <text:list-item>
                <text:p><text:span text:style-name="T3">doubleMeSimple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Simple n = do</text:span></text:p>
              </text:list-item>
              <text:list-item>
                <text:p><text:span text:style-name="T3"><text:s text:c="2"/></text:span><text:span text:style-name="T3">pin &lt;- malloc</text:span></text:p>
              </text:list-item>
              <text:list-item>
                <text:p><text:span text:style-name="T3"><text:s text:c="2"/></text:span><text:span text:style-name="T3">poke pin n</text:span></text:p>
              </text:list-item>
              <text:list-item>
                <text:p><text:span text:style-name="T3"><text:s text:c="2"/></text:span><text:span text:style-name="T3">pout &lt;- malloc</text:span></text:p>
              </text:list-item>
              <text:list-item>
                <text:p><text:span text:style-name="T3"><text:s text:c="2"/></text:span><text:span text:style-name="T3">c_doubleMe pin pout</text:span></text:p>
              </text:list-item>
              <text:list-item>
                <text:p><text:span text:style-name="T3"><text:s text:c="2"/></text:span><text:span text:style-name="T3">out &lt;- peek pout</text:span></text:p>
              </text:list-item>
              <text:list-item>
                <text:p><text:span text:style-name="T3"><text:s text:c="2"/></text:span><text:span text:style-name="T3">free pin</text:span></text:p>
              </text:list-item>
              <text:list-item>
                <text:p><text:span text:style-name="T3"><text:s text:c="2"/></text:span><text:span text:style-name="T3">free pout</text:span></text:p>
              </text:list-item>
              <text:list-item>
                <text:p><text:span text:style-name="T3"><text:s text:c="2"/></text:span><text:span text:style-name="T3">return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1" draw:text-style-name="P14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3">char*</text:span> can correspond to <text:span text:style-name="T3">ByteString</text:span> or <text:span text:style-name="T3">Text</text:span> depending on context</text:p>
                  </text:list-item>
                  <text:list-item>
                    <text:p>Need to know character encoding to read as <text:span text:style-name="T3">String</text:span>/<text:span text:style-name="T3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3">Data.ByteString.packCString</text:span><text:span text:style-name="T10">, then </text:span><text:span text:style-name="T3">Data.Text.Encoding.decodeUtf8</text:span></text:p>
                          </text:list-item>
                        </text:list>
                      </text:list-item>
                      <text:list-item>
                        <text:p text:style-name="P15"><text:span text:style-name="T11">UTF-16, common on Windows</text:span></text:p>
                        <text:list>
                          <text:list-item>
                            <text:p><text:span text:style-name="T11">Stored in a </text:span><text:span text:style-name="T12">wchar_t*</text:span><text:span text:style-name="T11"> (</text:span><text:span text:style-name="T12">Ptr CWchar</text:span><text:span text:style-name="T11">)</text:span></text:p>
                          </text:list-item>
                          <text:list-item>
                            <text:p><text:span text:style-name="T12">Foreign.C.String.peekCW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2">Foreign.C.String.peekC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3">Storable</text:span> includes functions to read/write Haskell lists as packed arrays</text:p>
                  </text:list-item>
                  <text:list-item>
                    <text:p><text:span text:style-name="T3">vector</text:span> package provides <text:span text:style-name="T3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3">Ptr</text:span>/<text:span text:style-name="T3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11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Earlier we used ghc directly: </text:span><text:span text:style-name="T13">ghc file.hs file.c</text:span></text:p>
                <text:list>
                  <text:list-item>
                    <text:p><text:span text:style-name="T4">This also works for </text:span><text:span text:style-name="T13">.cpp</text:span><text:span text:style-name="T4">, </text:span><text:span text:style-name="T13">.m</text:span><text:span text:style-name="T4">, </text:span><text:span text:style-name="T13">.s</text:span><text:span text:style-name="T4">, </text:span><text:span text:style-name="T13">.o</text:span><text:span text:style-name="T4">: anything </text:span><text:span text:style-name="T13">gcc</text:span><text:span text:style-name="T4"> can handle</text:span></text:p>
                  </text:list-item>
                </text:list>
              </text:list-item>
              <text:list-item>
                <text:p><text:span text:style-name="T4">Putting C files in Cabal packages</text:span></text:p>
                <text:list>
                  <text:list-item>
                    <text:p><text:span text:style-name="T13">c-sources: path/to/file.c</text:span></text:p>
                    <text:list>
                      <text:list-item>
                        <text:p><text:span text:style-name="T4">Goes in library or executable section</text:span></text:p>
                      </text:list-item>
                      <text:list-item>
                        <text:p><text:span text:style-name="T4">Path can be relative to .cabal, or absolute</text:span></text:p>
                      </text:list-item>
                    </text:list>
                  </text:list-item>
                  <text:list-item>
                    <text:p><text:span text:style-name="T4">Most package authors make a folder called </text:span><text:span text:style-name="T13">cbits</text:span></text:p>
                  </text:list-item>
                  <text:list-item>
                    <text:p><text:span text:style-name="T13">cc-options</text:span><text:span text:style-name="T4"> lets you pass options to </text:span><text:span text:style-name="T13">gcc</text:span><text:span text:style-name="T4"> like defines</text:span><text:span text:style-name="T4"><text:line-break/></text:span><text:span text:style-name="T4">(</text:span><text:span text:style-name="T13">-DENABLE_FOO</text:span><text:span text:style-name="T4">)</text:span></text:p>
                  </text:list-item>
                  <text:list-item>
                    <text:p><text:span text:style-name="T13">cxx-sources</text:span><text:span text:style-name="T4"> and </text:span><text:span text:style-name="T13">cxx-options</text:span><text:span text:style-name="T4"> let you pass separate C++ options</text:span></text:p>
                  </text:list-item>
                  <text:list-item>
                    <text:p><text:span text:style-name="T4">Works for a lot of use cases, but C code often needs a complicated </text:span><text:span text:style-name="T13">configure</text:span><text:span text:style-name="T4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Usual way to install libraries is from a package manager</text:span></text:p>
                <text:list>
                  <text:list-item>
                    <text:p><text:span text:style-name="T4">Mac (Homebrew): </text:span><text:span text:style-name="T13">brew install libsndfile</text:span></text:p>
                  </text:list-item>
                  <text:list-item>
                    <text:p><text:span text:style-name="T4">Arch: </text:span><text:span text:style-name="T13">pacman -S libsndfile</text:span></text:p>
                  </text:list-item>
                  <text:list-item>
                    <text:p><text:span text:style-name="T4">Ubuntu/Debian: </text:span><text:span text:style-name="T13">apt-get install libsndfile-dev</text:span></text:p>
                  </text:list-item>
                  <text:list-item>
                    <text:p><text:span text:style-name="T4">Windows (MSYS2, comes with stack):</text:span><text:span text:style-name="T4"><text:line-break/></text:span><text:span text:style-name="T13">pacman -S mingw-w64-x86_64-libsndfile</text:span></text:p>
                  </text:list-item>
                </text:list>
              </text:list-item>
              <text:list-item>
                <text:p><text:span text:style-name="T4">Compiled libraries usually come with static and dynamic files</text:span></text:p>
                <text:list>
                  <text:list-item>
                    <text:p><text:span text:style-name="T4">In theory either can work with GHC or GHCi but I’ve had better luck </text:span><text:span text:style-name="T4">with dynamic linking</text:span></text:p>
                  </text:list-item>
                </text:list>
              </text:list-item>
              <text:list-item>
                <text:p><text:span text:style-name="T4">If a library is at /foo/bar/libbaz.{dll,dylib,so}:</text:span></text:p>
                <text:list>
                  <text:list-item>
                    <text:p><text:span text:style-name="T13">extra-libraries: baz</text:span></text:p>
                  </text:list-item>
                  <text:list-item>
                    <text:p><text:span text:style-name="T13">extra-lib-dirs: /foo/bar</text:span></text:p>
                  </text:list-item>
                  <text:list-item>
                    <text:p><text:span text:style-name="T4">Also need </text:span><text:span text:style-name="T13">include-dirs</text:span><text:span text:style-name="T4"> for c2hs to see the hea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Better solution is </text:span><text:span text:style-name="T13">pkg-config</text:span></text:p>
                <text:list>
                  <text:list-item>
                    <text:p><text:span text:style-name="T4">Standard database for installed libraries on Unix-likes</text:span></text:p>
                  </text:list-item>
                  <text:list-item>
                    <text:p><text:span text:style-name="T4">Command-line tool used like so:</text:span></text:p>
                    <text:list>
                      <text:list-item>
                        <text:p><text:span text:style-name="T13">pkg-config --libs foo</text:span><text:span text:style-name="T4"> (prints linker flags like </text:span><text:span text:style-name="T13">-lfoo</text:span><text:span text:style-name="T4">)</text:span></text:p>
                      </text:list-item>
                      <text:list-item>
                        <text:p><text:span text:style-name="T13">pkg-config --cflags foo</text:span><text:span text:style-name="T4"> (prints C compiler flags like </text:span><text:span text:style-name="T13">-I/usr/include/foo</text:span><text:span text:style-name="T4">)</text:span></text:p>
                      </text:list-item>
                    </text:list>
                  </text:list-item>
                  <text:list-item>
                    <text:p><text:span text:style-name="T13">.pc</text:span><text:span text:style-name="T4"> files installed automatically by </text:span><text:span text:style-name="T13">apt-get</text:span><text:span text:style-name="T4">, </text:span><text:span text:style-name="T13">pacman</text:span><text:span text:style-name="T4">, </text:span><text:span text:style-name="T13">brew</text:span><text:span text:style-name="T4">, etc.</text:span></text:p>
                  </text:list-item>
                  <text:list-item>
                    <text:p><text:span text:style-name="T4">Direct support in Cabal package</text:span></text:p>
                    <text:list>
                      <text:list-item>
                        <text:p><text:span text:style-name="T13">pkgconfig-depends: fo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When you install libraries via package manager, it will likely </text:span><text:span text:style-name="T4">put them in a standard location that your OS searches for </text:span><text:span text:style-name="T4">dynamic libraries in (like </text:span><text:span text:style-name="T13">/usr/lib</text:span><text:span text:style-name="T4"> or </text:span><text:span text:style-name="T13">/usr/local/lib</text:span><text:span text:style-name="T4">)</text:span></text:p>
              </text:list-item>
              <text:list-item>
                <text:p><text:span text:style-name="T4">Running your program at the command line will search this </text:span><text:span text:style-name="T4">same folder, so everything works</text:span></text:p>
              </text:list-item>
              <text:list-item>
                <text:p><text:span text:style-name="T4">If you want to send the program to users, you need to:</text:span></text:p>
                <text:list>
                  <text:list-item>
                    <text:p><text:span text:style-name="T4">Include any libraries that aren’t already on their system</text:span></text:p>
                  </text:list-item>
                  <text:list-item>
                    <text:p><text:span text:style-name="T4">Set up the executable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11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4">On Windows, an .exe will automatically search the folder it’s </text:span><text:span text:style-name="T4">in for any .dlls it needs</text:span></text:p>
              </text:list-item>
              <text:list-item>
                <text:p><text:span text:style-name="T4">Dependency Manager (depends.exe) can tell you what .dlls </text:span><text:span text:style-name="T4">a program looks for</text:span></text:p>
              </text:list-item>
              <text:list-item>
                <text:p><text:span text:style-name="T4">After installing with MSYS2 pacman, .dlls are located at </text:span><text:span text:style-name="T4">(TODO put folder here)</text:span></text:p>
              </text:list-item>
              <text:list-item>
                <text:p><text:span text:style-name="T4">Option 1</text:span></text:p>
                <text:list>
                  <text:list-item>
                    <text:p><text:span text:style-name="T4">Make a folder with the .exe and needed .dlls, zip it, send to users</text:span></text:p>
                  </text:list-item>
                </text:list>
              </text:list-item>
              <text:list-item>
                <text:p><text:span text:style-name="T4">Option 2</text:span></text:p>
                <text:list>
                  <text:list-item>
                    <text:p><text:span text:style-name="T4">Take that same folder, make an installer which extracts those contents </text:span><text:span text:style-name="T4">to a Program Files directory</text:span></text:p>
                  </text:list-item>
                  <text:list-item>
                    <text:p><text:span text:style-name="T13">nsis</text:span><text:span text:style-name="T4"> package lets you write an installer generator script in Hask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7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3">otool -L exepath</text:span><text:span text:style-name="T4"> prints out the libraries required by an </text:span><text:span text:style-name="T4">executable</text:span></text:p>
              </text:list-item>
              <text:list-item>
                <text:p><text:span text:style-name="T13">github.com/auriamg/macdylibbundler</text:span><text:span text:style-name="T4"> can rewrite a </text:span><text:span text:style-name="T4">program to point to a relative path for its libraries</text:span></text:p>
                <text:list>
                  <text:list-item>
                    <text:p><text:span text:style-name="T4">Can also find all needed libraries recursively, and copy them over</text:span></text:p>
                  </text:list-item>
                  <text:list-item>
                    <text:p><text:span text:style-name="T4">Knows which libraries are system provided</text:span></text:p>
                  </text:list-item>
                </text:list>
              </text:list-item>
              <text:list-item>
                <text:p><text:span text:style-name="T4">For GUI apps, you should make an .app bundle</text:span></text:p>
                <text:list>
                  <text:list-item>
                    <text:p><text:span text:style-name="T4">Simple directory structure, containing Info.plist (XML file)</text:span></text:p>
                  </text:list-item>
                  <text:list-item>
                    <text:p><text:span text:style-name="T4">Copy executable and libraries into subfolder via dylibbundler</text:span></text:p>
                  </text:list-item>
                  <text:list-item>
                    <text:p><text:span text:style-name="T4">(TODO link example scrip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7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4">I don’t have experience here, haven’t distributed Linux </text:span><text:span text:style-name="T4">binaries</text:span></text:p>
              </text:list-item>
              <text:list-item>
                <text:p><text:span text:style-name="T13">ldd exepath</text:span><text:span text:style-name="T4"> prints out the library information</text:span></text:p>
              </text:list-item>
              <text:list-item>
                <text:p><text:span text:style-name="T4">The equivalent setting to find libraries locally is “rpath” or </text:span><text:span text:style-name="T4">“runpath”</text:span></text:p>
                <text:list>
                  <text:list-item>
                    <text:p><text:span text:style-name="T13"><text:a xlink:href="https://linux.die.net/man/1/chrpath" xlink:type="simple">https://linux.die.net/man/1/chrpath</text:a></text:span></text:p>
                  </text:list-item>
                  <text:list-item>
                    <text:p><text:span text:style-name="T13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    </text:list-item>
                </text:list>
              </text:list-item>
              <text:list-item>
                <text:p><text:span text:style-name="T4">Probably also need a “bundle” solution like Flatpak, Snappy, </text:span><text:span text:style-name="T4">AppImage to work across Linux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3" svg:font-family="'Andale Mono'" style:font-adornments="細字" style:font-pitch="fixed"/>
    <style:font-face style:name="Andale Mono1" svg:font-family="'Andale Mono'" style:font-adornments="Semibold" style:font-pitch="variable"/>
    <style:font-face style:name="Andale Mono4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5H50M46S</meta:editing-duration>
    <meta:editing-cycles>79</meta:editing-cycles>
    <meta:generator>LibreOffice/6.3.4.2.0$Linux_X86_64 LibreOffice_project/30$Build-2</meta:generator>
    <dc:title>Alizarin</dc:title>
    <dc:date>2020-02-02T21:26:01.558745714</dc:date>
    <meta:document-statistic meta:object-count="166"/>
  </office:meta>
</office:document-meta>
</file>